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A3A3A3" style:vertical-align="middle" fo:wrap-option="wrap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A3A3A3" style:vertical-align="middle" fo:wrap-option="wrap" fo:background-color="transparent"/>
    </style:style>
    <style:style style:name="ce5" style:family="table-cell" style:parent-style-name="Default" style:data-style-name="N0">
      <style:table-cell-properties style:vertical-align="automatic" fo:wrap-option="wrap" fo:background-color="transparent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fo:border="thin solid #A3A3A3" style:vertical-align="middle" fo:wrap-option="wrap"/>
    </style:style>
    <style:style style:name="ce8" style:family="table-cell" style:parent-style-name="Default" style:data-style-name="N0">
      <style:table-cell-properties style:vertical-align="automatic" fo:wrap-option="wrap"/>
    </style:style>
    <style:style style:name="ce9" style:family="table-cell" style:parent-style-name="Default" style:data-style-name="N0"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10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order-top="none" fo:border-bottom="none" fo:border-left="thin solid #A3A3A3" fo:border-right="thin solid #A3A3A3" style:vertical-align="middle" fo:wrap-option="wrap"/>
    </style:style>
    <style:style style:name="ce12" style:family="table-cell" style:parent-style-name="Default" style:data-style-name="N0">
      <style:table-cell-properties fo:border-top="none" fo:border-bottom="none" fo:border-left="thin solid #A3A3A3" fo:border-right="thin solid #A3A3A3" style:vertical-align="middle" fo:wrap-option="wrap" fo:background-color="transparent"/>
    </style:style>
    <style:style style:name="ce13" style:family="table-cell" style:parent-style-name="Default" style:data-style-name="N0">
      <style:table-cell-properties fo:border-top="thin solid #A3A3A3" fo:border-bottom="none" fo:border-left="thin solid #A3A3A3" fo:border-right="thin solid #A3A3A3" style:vertical-align="middle" fo:wrap-option="wrap"/>
    </style:style>
    <style:style style:name="ce14" style:family="table-cell" style:parent-style-name="Default" style:data-style-name="N0">
      <style:table-cell-properties fo:border-top="none" fo:border-bottom="none" fo:border-left="thin solid #A3A3A3" fo:border-right="none" style:vertical-align="middle" fo:wrap-option="wrap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5.52979166666667cm"/>
    </style:style>
    <style:style style:name="co2" style:family="table-column">
      <style:table-column-properties fo:break-before="auto" style:column-width="8.83708333333333cm"/>
    </style:style>
    <style:style style:name="co3" style:family="table-column">
      <style:table-column-properties fo:break-before="auto" style:column-width="15.9279166666667cm"/>
    </style:style>
    <style:style style:name="co4" style:family="table-column">
      <style:table-column-properties fo:break-before="auto" style:column-width="7.69937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53pt" style:use-optimal-row-height="true" fo:break-before="auto"/>
    </style:style>
    <style:style style:name="ro3" style:family="table-row">
      <style:table-row-properties style:row-height="170pt" style:use-optimal-row-height="true" fo:break-before="auto"/>
    </style:style>
    <style:style style:name="ro4" style:family="table-row">
      <style:table-row-properties style:row-height="187pt" style:use-optimal-row-height="true" fo:break-before="auto"/>
    </style:style>
    <style:style style:name="ro5" style:family="table-row">
      <style:table-row-properties style:row-height="255pt" style:use-optimal-row-height="true" fo:break-before="auto"/>
    </style:style>
    <style:style style:name="ro6" style:family="table-row">
      <style:table-row-properties style:row-height="136pt" style:use-optimal-row-height="true" fo:break-before="auto"/>
    </style:style>
    <style:style style:name="ro7" style:family="table-row">
      <style:table-row-properties style:row-height="221pt" style:use-optimal-row-height="true" fo:break-before="auto"/>
    </style:style>
    <style:style style:name="ro8" style:family="table-row">
      <style:table-row-properties style:row-height="68pt" style:use-optimal-row-height="true" fo:break-before="auto"/>
    </style:style>
    <style:style style:name="ro9" style:family="table-row">
      <style:table-row-properties style:row-height="28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18" table:default-cell-style-name="ce1"/>
        <table:table-column table:style-name="co6" table:number-columns-repeated="15362" table:default-cell-style-name="ce1"/>
        <table:table-row table:style-name="ro1">
          <table:table-cell office:value-type="string" table:style-name="ce2">
            <text:p>Type</text:p>
          </table:table-cell>
          <table:table-cell office:value-type="string" table:style-name="ce2">
            <text:p>Question</text:p>
          </table:table-cell>
          <table:table-cell office:value-type="string" table:style-name="ce2">
            <text:p>SPARQL</text:p>
          </table:table-cell>
          <table:table-cell office:value-type="string" table:style-name="ce3">
            <text:p>STEP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isting question</text:p>
          </table:table-cell>
          <table:table-cell office:value-type="string" table:style-name="ce4">
            <text:p>what are BMW electric variants?</text:p>
          </table:table-cell>
          <table:table-cell office:value-type="string" table:style-name="ce4">
            <text:p>PREFIX rdf: &lt;http://www.w3.org/1999/02/22-rdf-syntax-ns#&gt;</text:p>
            <text:p>PREFIX schema: &lt;https://schema.org/&gt;</text:p>
            <text:p>SELECT ?car ?car_label WHERE</text:p>
            <text:p>{</text:p>
            <text:p>?car schema:vehicleEngine ?engine .</text:p>
            <text:p>?engine schema:fuelType &lt;http://iais.fraunhofer.de/bmw/instance/fuel-type/plug-in+hybrid&gt; .</text:p>
            <text:p>?car rdfs:label ?car_label .</text:p>
            <text:p>}</text:p>
            <text:p/>
          </table:table-cell>
          <table:table-cell office:value-type="string" table:style-name="ce5">
            <text:p>1. I look for instances that have <text:s/>ViehleEngine relation<text:s text:c="2"/></text:p>
            <text:p>2. From that class I see it has the attribute fuel type<text:s/></text:p>
            <text:p>4. I see it has three fuel types diesel, gasoline and plug in hybrid<text:s/></text:p>
            <text:p>5. Out of three fuel types list all the cars having fuel type plug in hybrid<text:s/>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Listing question</text:p>
          </table:table-cell>
          <table:table-cell office:value-type="string" table:style-name="ce4">
            <text:p>Show me all BMW electric cars?</text:p>
          </table:table-cell>
          <table:table-cell office:value-type="string" table:style-name="ce4">
            <text:p>PREFIX rdf: &lt;http://www.w3.org/1999/02/22-rdf-syntax-ns#&gt;</text:p>
            <text:p>PREFIX schema: &lt;https://schema.org/&gt;</text:p>
            <text:p/>
            <text:p>SELECT ?car ?car_label WHERE</text:p>
            <text:p>{</text:p>
            <text:p>?car schema:vehicleEngine ?engine .</text:p>
            <text:p>?engine schema:fuelType &lt;http://iais.fraunhofer.de/bmw/instance/fuel-type/plug-in+hybrid&gt; .</text:p>
            <text:p>?car rdfs:label ?car_label .</text:p>
            <text:p>}</text:p>
            <text:p/>
          </table:table-cell>
          <table:table-cell office:value-type="string" table:style-name="ce5">
            <text:p>1. I look for instances that have <text:s/>ViehleEngine relation<text:s text:c="3"/></text:p>
            <text:p>2<text:span text:style-name="T2">. From that class I see it has the attribute fuel</text:span><text:s/>type<text:s/></text:p>
            <text:p><text:span text:style-name="T2">4. I see it has three fuel</text:span><text:s/>types diesel, gasoline and plug in hybrid<text:s/></text:p>
            <text:p><text:span text:style-name="T2">5. Out of three fuel types list all the cars having fuel</text:span><text:s/>type plug in hybrid<text:s/></text:p>
          </table:table-cell>
          <table:table-cell table:number-columns-repeated="16380" table:style-name="ce6"/>
        </table:table-row>
        <table:table-row table:style-name="ro3">
          <table:table-cell office:value-type="string" table:style-name="ce7">
            <text:p>Listing question</text:p>
          </table:table-cell>
          <table:table-cell office:value-type="string" table:style-name="ce7">
            <text:p>Which cars have all-wheel drive?</text:p>
          </table:table-cell>
          <table:table-cell office:value-type="string" table:style-name="ce8">
            <text:p>PREFIX rdf: &lt;http://www.w3.org/1999/02/22-rdf-syntax-ns#&gt;</text:p>
            <text:p>PREFIX schema: &lt;https://schema.org/&gt;</text:p>
            <text:p>SELECT ?car ?car_label WHERE</text:p>
            <text:p>{</text:p>
            <text:p>?car schema:vehicleEngine ?engine .</text:p>
            <text:p>?engine schema:driveWheelConfiguration &lt;http://iais.fraunhofer.de/bmw/instance/drive-wheel-configuration/all+wheel+drive&gt; .</text:p>
            <text:p>?car rdfs:label ?car_label .</text:p>
            <text:p>}</text:p>
            <text:p/>
          </table:table-cell>
          <table:table-cell office:value-type="string" table:style-name="ce8">
            <text:p/>
            <text:p>1. I look for instances that have <text:s/>ViehleEngine relation<text:s text:c="3"/></text:p>
            <text:p>2. From that class I see it has the attribute drive wheel configuration<text:s/></text:p>
            <text:p>4. From the attribute drive wheel configuration I see it has the type all wheel drive<text:s/></text:p>
            <text:p>5. From the type all wheel drive I retrieve the drive wheel configuration value<text:s/></text:p>
          </table:table-cell>
          <table:table-cell table:number-columns-repeated="16380"/>
        </table:table-row>
        <table:table-row table:style-name="ro4">
          <table:table-cell office:value-type="string" table:style-name="ce4">
            <text:p>Ask question</text:p>
          </table:table-cell>
          <table:table-cell office:value-type="string" table:style-name="ce4">
            <text:p>Is BMW i3s an electric car?</text:p>
          </table:table-cell>
          <table:table-cell office:value-type="string" table:style-name="ce4">
            <text:p>PREFIX rdf: &lt;http://www.w3.org/1999/02/22-rdf-syntax-ns#&gt;</text:p>
            <text:p>PREFIX schema: &lt;https://schema.org/&gt;</text:p>
            <text:p/>
            <text:p>ASK WHERE</text:p>
            <text:p>{</text:p>
            <text:p>?car schema:isVariantOf &lt;http://iais.fraunhofer.de/bmw/instance/bmw-x3&gt; .</text:p>
            <text:p>?car schema:vehicleEngine ?engine .</text:p>
            <text:p>?engine schema:fuelType &lt;http://iais.fraunhofer.de/bmw/instance/fuel-type/plug-in+hybrid&gt; .</text:p>
            <text:p>}</text:p>
            <text:p/>
            <text:p/>
          </table:table-cell>
          <table:table-cell office:value-type="string" table:style-name="ce5">
            <text:p>1. I am looking at BMW X3 in the knowledge graph<text:s/></text:p>
            <text:p>2. I see it has relation with the ViehleEngine class<text:s/></text:p>
            <text:p>3. From that class I see it has the attribute fuel type<text:s/></text:p>
            <text:p>4. I see it has three fuel types diesel, gasoline and plug in hybrid<text:s/></text:p>
            <text:p>5. From the fuel type plug in hybrid I get an information that BMW X3 is an electric car<text:s/></text:p>
          </table:table-cell>
          <table:table-cell table:number-columns-repeated="16380" table:style-name="ce6"/>
        </table:table-row>
        <table:table-row table:style-name="ro3">
          <table:table-cell office:value-type="string" table:style-name="ce7">
            <text:p>Ask question</text:p>
          </table:table-cell>
          <table:table-cell office:value-type="string" table:style-name="ce7">
            <text:p>Does the BMW x7 run on gasoline?</text:p>
          </table:table-cell>
          <table:table-cell office:value-type="string" table:style-name="ce7">
            <text:p>PREFIX rdf: &lt;http://www.w3.org/1999/02/22-rdf-syntax-ns#&gt;</text:p>
            <text:p>PREFIX schema: &lt;https://schema.org/&gt;</text:p>
            <text:p/>
            <text:p>ASK WHERE</text:p>
            <text:p>{</text:p>
            <text:p>?car schema:isVariantOf &lt;http://iais.fraunhofer.de/bmw/instance/bmw-x7&gt; .</text:p>
            <text:p>?car schema:vehicleEngine ?engine .</text:p>
            <text:p>?engine schema:fuelType &lt;http://iais.fraunhofer.de/bmw/instance/fuel-type/gasoline&gt; .</text:p>
            <text:p>}</text:p>
            <text:p/>
          </table:table-cell>
          <table:table-cell office:value-type="string" table:style-name="ce8">
            <text:p>1. I am looking at BMW X7 in the knowledge graph<text:s/></text:p>
            <text:p>2. I see it has relation with the ViehleEngine class<text:s/></text:p>
            <text:p>3. From that class I see it has the attribute fuel type<text:s/></text:p>
            <text:p>4. I see it has three fuel types diesel, gasoline and plug in hybrid<text:s/></text:p>
            <text:p>5. From the fuel type gasoline I get an information that BMW X7 runs on gasoline<text:s/></text:p>
          </table:table-cell>
          <table:table-cell table:number-columns-repeated="16380"/>
        </table:table-row>
        <table:table-row table:style-name="ro5">
          <table:table-cell office:value-type="string" table:style-name="ce4">
            <text:p>Count question</text:p>
          </table:table-cell>
          <table:table-cell office:value-type="string" table:style-name="ce4">
            <text:p>How many electric cars are available?</text:p>
          </table:table-cell>
          <table:table-cell office:value-type="string" table:style-name="ce4">
            <text:p>PREFIX rdf: &lt;http://www.w3.org/1999/02/22-rdf-syntax-ns#&gt;</text:p>
            <text:p>PREFIX schema: &lt;https://schema.org/&gt;</text:p>
            <text:p/>
            <text:p>SELECT (COUNT(?car) as ?count) WHERE</text:p>
            <text:p>{</text:p>
            <text:p>?car schema:vehicleEngine ?engine .</text:p>
            <text:p>?engine schema:emissionsCO2Wltp ?co2_wltp .</text:p>
            <text:p>?engine schema:fuelType &lt;http://iais.fraunhofer.de/bmw/instance/fuel-type/plug-in+hybrid&gt; .</text:p>
            <text:p>OPTIONAL { ?s schema:emissionsCO2Nedc ?co2_nedc } .</text:p>
            <text:p>OPTIONAL { ?s schema:emissionsCO2Wltp ?co2_wltp }</text:p>
            <text:p>}</text:p>
            <text:p/>
          </table:table-cell>
          <table:table-cell office:value-type="string" table:style-name="ce5">
            <text:p/>
            <text:p>1. I find instances that have relation with the ViehleEngine class<text:s/></text:p>
            <text:p>2. From that class I see it has the attribute emissionsCO2Wltp<text:s/></text:p>
            <text:p>3. From the emissionsCO2Wltp attribute I retrieve the co2 wltp value<text:s/></text:p>
            <text:p>4. From the class ViehleEngine I see it has another attribute fuel type<text:s/></text:p>
            <text:p>5. From the attribute fuel type I see it has three fuel types diesel, gasoline and plug in hybrid<text:s/></text:p>
            <text:p>7. Out of three fuel types I need to retrive the value of fuel type plug in hybrid<text:s/></text:p>
            <text:p>7. I have to count all the cars having the fuel type plug in hybrid<text:s/></text:p>
          </table:table-cell>
          <table:table-cell table:number-columns-repeated="16380" table:style-name="ce6"/>
        </table:table-row>
        <table:table-row table:style-name="ro5">
          <table:table-cell office:value-type="string" table:style-name="ce7">
            <text:p>Rank question</text:p>
          </table:table-cell>
          <table:table-cell office:value-type="string" table:style-name="ce7">
            <text:p>Which hybrid car emits the least CO2?</text:p>
          </table:table-cell>
          <table:table-cell office:value-type="string" table:style-name="ce7">
            <text:p>PREFIX rdf: &lt;http://www.w3.org/1999/02/22-rdf-syntax-ns#&gt;</text:p>
            <text:p>PREFIX schema: &lt;https://schema.org/&gt;</text:p>
            <text:p/>
            <text:p>SELECT ?car ?engine ?co2_wltp WHERE</text:p>
            <text:p>{</text:p>
            <text:p>?car schema:vehicleEngine ?engine .</text:p>
            <text:p>?engine schema:emissionsCO2Wltp ?co2_wltp .</text:p>
            <text:p>?engine schema:fuelType &lt;http://iais.fraunhofer.de/bmw/instance/fuel-type/plug-in+hybrid&gt; .</text:p>
            <text:p>} ORDER BY ASC(?co2_wltp) LIMIT 1</text:p>
          </table:table-cell>
          <table:table-cell office:value-type="string" table:style-name="ce8">
            <text:p>1. In the knowledge graph I find instances that have relation with the ViehleEngine class</text:p>
            <text:p>3. From that class I see it has the attribute <text:s/>emissionsCO2Wltp<text:s/></text:p>
            <text:p>4. From the emissionsCO2Wltp attribute I retrieve the co2 wltp value<text:s/></text:p>
            <text:p>5. From the class ViehleEngine I see it has another attribute fuel type<text:s/></text:p>
            <text:p>6. From the attribute fuel type I see it has three fuel types diesel, gasoline and plug in hybrid<text:s/></text:p>
            <text:p>7. Out of three fuel types I need to retrive the value of fuel type plug in hybrid<text:s/></text:p>
            <text:p>8. I have to sort the values of co2 wltp in ascending order and fetch the top value to get the vehicle which emits co2<text:s/></text:p>
            <text:p/>
          </table:table-cell>
          <table:table-cell table:number-columns-repeated="16380"/>
        </table:table-row>
        <table:table-row table:style-name="ro2">
          <table:table-cell office:value-type="string" table:style-name="ce7">
            <text:p>Rank question</text:p>
          </table:table-cell>
          <table:table-cell office:value-type="string" table:style-name="ce7">
            <text:p>Which is the weakest car available?</text:p>
          </table:table-cell>
          <table:table-cell office:value-type="string" table:style-name="ce7">
            <text:p>PREFIX rdf: &lt;http://www.w3.org/1999/02/22-rdf-syntax-ns#&gt;</text:p>
            <text:p>PREFIX schema: &lt;https://schema.org/&gt;</text:p>
            <text:p/>
            <text:p>SELECT ?car ?engine ?engine_power WHERE</text:p>
            <text:p>{</text:p>
            <text:p>?car rdf:type schema:Car .</text:p>
            <text:p>?car schema:vehicleEngine ?engine .</text:p>
            <text:p>?engine schema:enginePower ?engine_power .</text:p>
            <text:p>} ORDER BY ASC(?engine_power) LIMIT 1</text:p>
          </table:table-cell>
          <table:table-cell office:value-type="string" table:style-name="ce8">
            <text:p>1. I am looking at Car BMW class in the knowledge graph</text:p>
            <text:p>2. I see it has relation with the ViehleEngine class</text:p>
            <text:p>3. From that class I see it has the attribute engine power</text:p>
            <text:p>4. From the engine power attribute I retrieve the engine power value</text:p>
            <text:p>5. The engine power values should be sort in an ascending order</text:p>
            <text:p>6. Fetch the top value of the engine power in order to get the weakest engine power value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Simple question</text:p>
          </table:table-cell>
          <table:table-cell office:value-type="string" table:style-name="ce9">
            <text:p>What is tyre pressure</text:p>
          </table:table-cell>
          <table:table-cell office:value-type="string" table:style-name="ce8">
            <text:p/>
            <text:p>PREFIX rdf: &lt;http://www.w3.org/1999/02/22-rdf-syntax-ns#&gt;</text:p>
            <text:p>PREFIX schema: &lt;https://schema.org/&gt;</text:p>
            <text:p/>
            <text:p>SELECT ?tyre_pressure WHERE<text:s/></text:p>
            <text:p>{<text:s/></text:p>
            <text:p>?car schema:is_a ?variant .</text:p>
            <text:p>?car schema:hasStatus ?status .</text:p>
            <text:p>?status schema:tyrePressure ?tyre_pressure .</text:p>
            <text:p>}</text:p>
          </table:table-cell>
          <table:table-cell office:value-type="string" table:style-name="ce8">
            <text:p>1. I am looking at this_car which has a is_a relation to a bmw car in the knowledge graph</text:p>
            <text:p>2. I see it has relation with the hasStatus class in order to get the vehicle status</text:p>
            <text:p>3. From that class I see it has the attribute tyre pressure</text:p>
            <text:p>4. From the tyre pressure attribute I retrieve the tyre pressure value</text:p>
          </table:table-cell>
          <table:table-cell table:number-columns-repeated="16380"/>
        </table:table-row>
        <table:table-row table:style-name="ro6">
          <table:table-cell office:value-type="string" table:style-name="ce4">
            <text:p>Simple question</text:p>
          </table:table-cell>
          <table:table-cell office:value-type="string" table:style-name="ce9">
            <text:p>What is my tyre pressure</text:p>
          </table:table-cell>
          <table:table-cell office:value-type="string" table:style-name="ce10">
            <text:p>PREFIX rdf: &lt;http://www.w3.org/1999/02/22-rdf-syntax-ns#&gt;</text:p>
            <text:p>PREFIX schema: &lt;https://schema.org/&gt;</text:p>
            <text:p>SELECT ?tyre_pressure WHERE</text:p>
            <text:p>{</text:p>
            <text:p>?car schema:is_a ?variant .</text:p>
            <text:p>?car schema:ownBy ?owner .</text:p>
            <text:p>?car schema:hasStatus ?status .</text:p>
            <text:p>?status schema:tyrePressure ?tyre_pressure.</text:p>
            <text:p>}</text:p>
          </table:table-cell>
          <table:table-cell office:value-type="string" table:style-name="ce8">
            <text:p>1. I am looking at this_car that has a is_a relation to a bmw car in the knowledge graph</text:p>
            <text:p>2. I see it has relation with own by class</text:p>
            <text:p>3. From that class I see it has the attribute owner name</text:p>
            <text:p>4. I see a variant has relation with the hasStatus class</text:p>
            <text:p>5. From that class I see it has the attribute tyre pressure</text:p>
            <text:p>6. From the tyre pressure attribute I retrieve the tyre pressure value of the owner<text:s/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imple question</text:p>
          </table:table-cell>
          <table:table-cell office:value-type="string" table:style-name="ce9">
            <text:p>What is the cabin temperature</text:p>
          </table:table-cell>
          <table:table-cell office:value-type="string" table:style-name="ce8">
            <text:p/>
            <text:p>PREFIX rdf: &lt;http://www.w3.org/1999/02/22-rdf-syntax-ns#&gt;</text:p>
            <text:p>PREFIX schema: &lt;https://schema.org/&gt;</text:p>
            <text:p>SELECT ?cabin_temperature WHERE<text:s/></text:p>
            <text:p>{</text:p>
            <text:p>?car schema:is_a ?variant .</text:p>
            <text:p>?car schema:hasStatus ?status .</text:p>
            <text:p>?status schema:cabinTemperature ?cabin_temperature .</text:p>
            <text:p>}</text:p>
          </table:table-cell>
          <table:table-cell office:value-type="string" table:style-name="ce8">
            <text:p>1. I am looking at this car that had is_a relation to a bmw car in the knowledge graph</text:p>
            <text:p>3. I see it has relation with the hasStatus class in order to get the vehicle status</text:p>
            <text:p>4. From that class I see it has the attribute cabin temperature</text:p>
            <text:p>5. From the cabin temperature attribute I retrieve the cabin temperature value</text:p>
          </table:table-cell>
          <table:table-cell table:number-columns-repeated="16380"/>
        </table:table-row>
        <table:table-row table:style-name="ro3">
          <table:table-cell office:value-type="string" table:style-name="ce7">
            <text:p>Ask question</text:p>
          </table:table-cell>
          <table:table-cell office:value-type="string" table:style-name="ce9">
            <text:p>How is my air filter</text:p>
          </table:table-cell>
          <table:table-cell office:value-type="string" table:style-name="ce8">
            <text:p>PREFIX rdf: &lt;http://www.w3.org/1999/02/22-rdf-syntax-ns#&gt;</text:p>
            <text:p>PREFIX schema: &lt;https://schema.org/&gt;</text:p>
            <text:p>ASK WHERE<text:s/></text:p>
            <text:p>{</text:p>
            <text:p>?car schema:is_a ?variant .</text:p>
            <text:p>?car schema:ownBy ?owner .</text:p>
            <text:p>?owner schema:OwnerName 'Smith' .</text:p>
            <text:p>?car schema:hasStatus ?status .</text:p>
            <text:p>?status schema:airFilterOk ?air_filter.</text:p>
            <text:p>}</text:p>
          </table:table-cell>
          <table:table-cell office:value-type="string" table:style-name="ce8">
            <text:p>1. I am looking at BMW X1 in the knowledge graph</text:p>
            <text:p>2. I see the label is BMW X1 xDrive25e</text:p>
            <text:p>3. I see it has relation with own by class</text:p>
            <text:p>4. From that class I see it has the attribute owner name</text:p>
            <text:p>5. From the attribute owner name I added the filter for the particular owner Smith</text:p>
            <text:p>6. I see BMW X1 BMW X1 variant has relation with the hasStatus class</text:p>
            <text:p>7. From that class I see it has the attribute air filter ok</text:p>
            <text:p>8. From the air filter ok attribute I retrieve the air filter ok</text:p>
          </table:table-cell>
          <table:table-cell table:number-columns-repeated="16380"/>
        </table:table-row>
        <table:table-row table:style-name="ro7">
          <table:table-cell office:value-type="string" table:style-name="ce4">
            <text:p>Count question</text:p>
          </table:table-cell>
          <table:table-cell office:value-type="string" table:style-name="ce9">
            <text:p>How many kilometers are on this car</text:p>
          </table:table-cell>
          <table:table-cell office:value-type="string" table:style-name="ce8">
            <text:p>PREFIX rdf: &lt;http://www.w3.org/1999/02/22-rdf-syntax-ns#&gt;</text:p>
            <text:p>PREFIX schema: &lt;https://schema.org/&gt;</text:p>
            <text:p>SELECT ?total WHERE<text:s/></text:p>
            <text:p>{<text:s/></text:p>
            <text:p>?car schema:is_a ?variant .</text:p>
            <text:p>?car schema:hasStatus ?status .</text:p>
            <text:p>?status schema:kmLeftToService ?km_left_to_service .</text:p>
            <text:p>?status schema:passedKilometeres ?passed_kilometers .</text:p>
            <text:p>BIND (?km_left_to_service + ?passed_kilometers AS ?total) .</text:p>
            <text:p>}</text:p>
          </table:table-cell>
          <table:table-cell office:value-type="string" table:style-name="ce8">
            <text:p>1. I am looking at this_car that has a is_a relation to bmw in the knowledge graph</text:p>
            <text:p>2. From that class I see it has the attribute km left to service</text:p>
            <text:p>3. From the km left to service attribute I retrieve the km left to service value</text:p>
            <text:p>4. From hasStatus class I see it has another attribute passed kilometers</text:p>
            <text:p>5. From the passed kilometers attribute I retrieve the passed kilometers value</text:p>
            <text:p>6. I added the value of the attributes km left to service and passed kilometers and shown as total kilometers available in the car</text:p>
          </table:table-cell>
          <table:table-cell table:number-columns-repeated="16380"/>
        </table:table-row>
        <table:table-row table:style-name="ro6">
          <table:table-cell office:value-type="string" table:style-name="ce4">
            <text:p>Count question</text:p>
          </table:table-cell>
          <table:table-cell office:value-type="string" table:style-name="ce9">
            <text:p>How many kilometers left in this car</text:p>
          </table:table-cell>
          <table:table-cell office:value-type="string" table:style-name="ce8">
            <text:p>PREFIX rdf: &lt;http://www.w3.org/1999/02/22-rdf-syntax-ns#&gt;</text:p>
            <text:p>PREFIX schema: &lt;https://schema.org/&gt;</text:p>
            <text:p>SELECT ?km_left_to_service WHERE<text:s/></text:p>
            <text:p>{<text:s/></text:p>
            <text:p>?car schema:is_a ?variant .</text:p>
            <text:p>?car schema:hasStatus ?status .</text:p>
            <text:p>?status schema:kmLeftToService ?km_left_to_service .</text:p>
            <text:p>}</text:p>
          </table:table-cell>
          <table:table-cell office:value-type="string" table:style-name="ce8">
            <text:p>1. I am looking at this_car which has a is_a relation to a bmw model in the knowledge graph</text:p>
            <text:p>2. I see it has relation with the hasStatus class in order to get the vehicle status</text:p>
            <text:p>3. From that class I see it has the attribute km left to service</text:p>
            <text:p>4. From the km left to service attribute I retrieve the km left to service value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Count question</text:p>
          </table:table-cell>
          <table:table-cell office:value-type="string" table:style-name="ce9">
            <text:p>How much gas do I have left</text:p>
          </table:table-cell>
          <table:table-cell office:value-type="string" table:style-name="ce8">
            <text:p>PREFIX rdf: &lt;http://www.w3.org/1999/02/22-rdf-syntax-ns#&gt;</text:p>
            <text:p>PREFIX schema: &lt;https://schema.org/&gt;</text:p>
            <text:p>SELECT ?left_gas WHERE<text:s/></text:p>
            <text:p>{<text:s/></text:p>
            <text:p>?car schema:is_a ?variant</text:p>
            <text:p>?car schema:ownBy ?owner .</text:p>
            <text:p>?owner schema:OwnerName 'Smith' .</text:p>
            <text:p>?car schema:hasStatus ?status .</text:p>
            <text:p>?status schema:leftGas ?left_gas.</text:p>
            <text:p>}</text:p>
          </table:table-cell>
          <table:table-cell office:value-type="string" table:style-name="ce8">
            <text:p>1. I am looking at this_car which has is_a relation to bmw variant in the knowledge graph</text:p>
            <text:p>3. I see it has relation with own by class</text:p>
            <text:p>4. From that class I see it has the attribute owner name</text:p>
            <text:p>5. From the attribute owner name I added the filter</text:p>
            <text:p>6. I see BMW X1 BMW X1 variant has relation with the hasStatus class</text:p>
            <text:p>7. From that class I see it has the attribute left gas</text:p>
            <text:p>8. From the left gas attribute I retrieve the left gas value<text:s/>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Listing question</text:p>
          </table:table-cell>
          <table:table-cell office:value-type="string" table:style-name="ce7">
            <text:p>How much power does the BMW X7 have?</text:p>
          </table:table-cell>
          <table:table-cell office:value-type="string" table:style-name="ce7">
            <text:p>PREFIX rdf: &lt;http://www.w3.org/1999/02/22-rdf-syntax-ns#&gt;</text:p>
            <text:p>PREFIX schema: &lt;https://schema.org/&gt;</text:p>
            <text:p/>
            <text:p>SELECT ?car ?engine ?engine_power WHERE</text:p>
            <text:p>{</text:p>
            <text:p>?car schema:isVariantOf &lt;http://iais.fraunhofer.de/bmw/instance/bmw-x7&gt; .</text:p>
            <text:p>?car schema:vehicleEngine ?engine .</text:p>
            <text:p>?engine schema:enginePower ?engine_power .</text:p>
            <text:p>}</text:p>
          </table:table-cell>
          <table:table-cell office:value-type="string" table:style-name="ce11">
            <text:p>1. I am looking at BMW X7 <text:s/>in the knowledge graph 2. I see the relation it has with ViehleEngine class 3. From that class I see it has the attribute the Engine power. 4 from the engine power I retrieve engine value<text:s/></text:p>
          </table:table-cell>
          <table:table-cell office:value-type="string" table:style-name="ce12">
            <text:p>This question and below is from the file qa_sparql_bmw.ods<text:s/></text:p>
          </table:table-cell>
          <table:table-cell table:number-columns-repeated="16379"/>
        </table:table-row>
        <table:table-row table:style-name="ro8">
          <table:table-cell office:value-type="string" table:style-name="ce7">
            <text:p>Simple question</text:p>
          </table:table-cell>
          <table:table-cell office:value-type="string" table:style-name="ce7">
            <text:p>How much power does the BMW X7 xDrive40i have?</text:p>
          </table:table-cell>
          <table:table-cell office:value-type="string" table:style-name="ce7">
            <text:p>SELECT ?v1 WHERE {&lt;http://iais.fraunhofer.de/bmw/instance/variant/engine/bmw-x7-m60i-xdrive&gt; &lt;https://schema.org/enginePower&gt; ?v1}</text:p>
          </table:table-cell>
          <table:table-cell office:value-type="string" table:style-name="ce8">
            <text:p>1. I am looking at BMW X7 xDrive40i <text:s/>in the knowledge graph 2. I see the relation it has with ViehleEngine class 3. From that class I see it has the attribute the Engine power. 4 from the engine power I retrieve engine value<text:s/></text:p>
          </table:table-cell>
          <table:table-cell table:number-columns-repeated="16380" table:style-name="ce1"/>
        </table:table-row>
        <table:table-row table:style-name="ro6">
          <table:table-cell office:value-type="string" table:style-name="ce7">
            <text:p>Simple question</text:p>
          </table:table-cell>
          <table:table-cell office:value-type="string" table:style-name="ce7">
            <text:p>How much does a BMW X7 cost?</text:p>
          </table:table-cell>
          <table:table-cell office:value-type="string" table:style-name="ce8">
            <text:p>PREFIX rdf: &lt;http://www.w3.org/1999/02/22-rdf-syntax-ns#&gt;</text:p>
            <text:p>PREFIX schema: &lt;https://schema.org/&gt;</text:p>
            <text:p/>
            <text:p>SELECT ?car ?cost WHERE</text:p>
            <text:p>{</text:p>
            <text:p>?car schema:isVariantOf &lt;http://iais.fraunhofer.de/bmw/instance/bmw-x7&gt; .</text:p>
            <text:p>?car schema:price ?cost .</text:p>
            <text:p>}</text:p>
          </table:table-cell>
          <table:table-cell office:value-type="string" table:style-name="ce8">
            <text:p>1. I am looking at BMW X7 <text:s/>in the knowledge graph 2. I see the relation it has with ViehleEngine class 3. From that class I see it has the attribute for relation of cost and I retreive the value</text:p>
          </table:table-cell>
          <table:table-cell table:number-columns-repeated="16380" table:style-name="ce1"/>
        </table:table-row>
        <table:table-row table:style-name="ro9">
          <table:table-cell office:value-type="string" table:style-name="ce13">
            <text:p>Description question ???</text:p>
          </table:table-cell>
          <table:table-cell office:value-type="string" table:style-name="ce13">
            <text:p>What is the engine configuration of the BMW X7 M60i xDrive?</text:p>
          </table:table-cell>
          <table:table-cell office:value-type="string" table:style-name="ce14">
            <text:p>PREFIX rdf: &lt;http://www.w3.org/1999/02/22-rdf-syntax-ns#&gt;</text:p>
            <text:p>PREFIX schema: &lt;https://schema.org/&gt;</text:p>
            <text:p/>
            <text:p>SELECT ?car ?engine ?fuel_consumption_wltp ?torque ?fuel_consumption_nedc ?emission_co2_wltp ?emission_co2_nedc ?acceleration_time ?engine_power WHERE</text:p>
            <text:p>{</text:p>
            <text:p>?car schema:isVariantOf &lt;http://iais.fraunhofer.de/bmw/instance/bmw-x7&gt; .</text:p>
            <text:p>?car rdfs:label 'BMW X7 M60i xDrive' .</text:p>
            <text:p>?car schema:vehicleEngine ?engine .</text:p>
            <text:p>?engine schema:fuelConsumptionWLTP ?fuel_consumption_wltp .</text:p>
            <text:p>?engine schema:accelerationTime ?acceleration_time .</text:p>
            <text:p>?engine schema:emissionsCO2Nedc ?emission_co2_nedc .</text:p>
            <text:p>?engine schema:emissionsCO2Wltp ?emission_co2_wltp .</text:p>
            <text:p>?engine schema:enginePower ?engine_power .</text:p>
            <text:p>?engine schema:fuelConsumptionNEDC ?fuel_consumption_nedc .</text:p>
            <text:p>?engine schema:torque ?torque .</text:p>
            <text:p>}</text:p>
          </table:table-cell>
          <table:table-cell office:value-type="string" table:style-name="ce8">
            <text:p>1. I am looking at BMW X7  in the knowlsdge graph 2. I see the label is BMW X7 M60i xDrive 3. I see it has relation with the ViehleEngine class 4. From that class I see it has the attribute the Fuel Consumption WLTP, Acceleration Time, Emissions CO2 Nedc, Emissions CO2 Wltp, Engine Power, Fuel Consumption NEDC and torque 5. I retrieve the values of Fuel Consumption WLTP, Acceleration Time, Emissions CO2 Nedc, Emissions CO2 Wltp, Engine Power, Fuel Consumption NEDC and torque</text:p>
          </table:table-cell>
          <table:table-cell table:number-columns-repeated="16380" table:style-name="ce1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910</meta:generator>
    <dc:creator>Sadeghi, Afshin</dc:creator>
    <meta:creation-date>2023-08-25T12:11:19Z</meta:creation-date>
    <dc:date>2023-10-11T09:50:25Z</dc:date>
    <meta:editing-cycles>19</meta:editing-cycles>
    <meta:editing-duration>PT8807S</meta:editing-duration>
  </office:meta>
</office:document-meta>
</file>